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91a" officeooo:paragraph-rsid="000799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t hod</text:p>
      <text:p text:style-name="P1"/>
      <text:p text:style-name="P1">17/05/2020</text:p>
      <text:p text:style-name="P1"/>
      <text:p text:style-name="P1">Session data: From 2020-05-17, 18:57:31 to 2020-05-17, 19:41:37</text:p>
      <text:p text:style-name="P1">Session: 00:44h</text:p>
      <text:p text:style-name="P1">Loot Type: Market</text:p>
      <text:p text:style-name="P1">Loot: 5,296,624</text:p>
      <text:p text:style-name="P1">Supplies: 1,776,795</text:p>
      <text:p text:style-name="P1">Balance: 3,519,829</text:p>
      <text:p text:style-name="P1">Bamzay</text:p>
      <text:p text:style-name="P1"><text:tab/>Loot: 344,491</text:p>
      <text:p text:style-name="P1"><text:tab/>Supplies: 235,026</text:p>
      <text:p text:style-name="P1"><text:tab/>Balance: 109,465</text:p>
      <text:p text:style-name="P1"><text:tab/>Damage: 310,189</text:p>
      <text:p text:style-name="P1"><text:tab/>Healing: 500,839</text:p>
      <text:p text:style-name="P1">Berik Davina</text:p>
      <text:p text:style-name="P1"><text:tab/>Loot: 112,216</text:p>
      <text:p text:style-name="P1"><text:tab/>Supplies: 46,814</text:p>
      <text:p text:style-name="P1"><text:tab/>Balance: 65,402</text:p>
      <text:p text:style-name="P1"><text:tab/>Damage: 253,601</text:p>
      <text:p text:style-name="P1"><text:tab/>Healing: 36,568</text:p>
      <text:p text:style-name="P1">Bruxo Montezuma</text:p>
      <text:p text:style-name="P1"><text:tab/>Loot: 373,622</text:p>
      <text:p text:style-name="P1"><text:tab/>Supplies: 228,501</text:p>
      <text:p text:style-name="P1"><text:tab/>Balance: 145,121</text:p>
      <text:p text:style-name="P1"><text:tab/>Damage: 522,264</text:p>
      <text:p text:style-name="P1"><text:tab/>Healing: 537,731</text:p>
      <text:p text:style-name="P1">Casillera</text:p>
      <text:p text:style-name="P1"><text:tab/>Loot: 401,442</text:p>
      <text:p text:style-name="P1"><text:tab/>Supplies: 140,397</text:p>
      <text:p text:style-name="P1"><text:tab/>Balance: 261,045</text:p>
      <text:p text:style-name="P1"><text:tab/>Damage: 361,551</text:p>
      <text:p text:style-name="P1"><text:tab/>Healing: 88,445</text:p>
      <text:p text:style-name="P1">Guardian'Henry</text:p>
      <text:p text:style-name="P1"><text:tab/>Loot: 439,648</text:p>
      <text:p text:style-name="P1"><text:tab/>Supplies: 38,256</text:p>
      <text:p text:style-name="P1"><text:tab/>Balance: 401,392</text:p>
      <text:p text:style-name="P1"><text:tab/>Damage: 353,615</text:p>
      <text:p text:style-name="P1"><text:tab/>Healing: 74,296</text:p>
      <text:p text:style-name="P1">Haymekaway (Leader)</text:p>
      <text:p text:style-name="P1"><text:tab/>Loot: 480,272</text:p>
      <text:p text:style-name="P1"><text:tab/>Supplies: 47,446</text:p>
      <text:p text:style-name="P1"><text:tab/>Balance: 432,826</text:p>
      <text:p text:style-name="P1"><text:tab/>Damage: 281,303</text:p>
      <text:p text:style-name="P1"><text:tab/>Healing: 122,307</text:p>
      <text:p text:style-name="P1">Jheell</text:p>
      <text:p text:style-name="P1"><text:tab/>Loot: 402,308</text:p>
      <text:p text:style-name="P1"><text:tab/>Supplies: 51,870</text:p>
      <text:p text:style-name="P1"><text:tab/>Balance: 350,438</text:p>
      <text:p text:style-name="P1"><text:tab/>Damage: 363,388</text:p>
      <text:p text:style-name="P1"><text:tab/>Healing: 105,945</text:p>
      <text:p text:style-name="P1"><text:soft-page-break/>Larakiller</text:p>
      <text:p text:style-name="P1"><text:tab/>Loot: 344,170</text:p>
      <text:p text:style-name="P1"><text:tab/>Supplies: 222,721</text:p>
      <text:p text:style-name="P1"><text:tab/>Balance: 121,449</text:p>
      <text:p text:style-name="P1"><text:tab/>Damage: 297,939</text:p>
      <text:p text:style-name="P1"><text:tab/>Healing: 227,913</text:p>
      <text:p text:style-name="P1">Paladino Kisusto</text:p>
      <text:p text:style-name="P1"><text:tab/>Loot: 362,896</text:p>
      <text:p text:style-name="P1"><text:tab/>Supplies: 39,445</text:p>
      <text:p text:style-name="P1"><text:tab/>Balance: 323,451</text:p>
      <text:p text:style-name="P1"><text:tab/>Damage: 285,519</text:p>
      <text:p text:style-name="P1"><text:tab/>Healing: 84,965</text:p>
      <text:p text:style-name="P1">Palla du lipe</text:p>
      <text:p text:style-name="P1"><text:tab/>Loot: 494,657</text:p>
      <text:p text:style-name="P1"><text:tab/>Supplies: 111,672</text:p>
      <text:p text:style-name="P1"><text:tab/>Balance: 382,985</text:p>
      <text:p text:style-name="P1"><text:tab/>Damage: 229,810</text:p>
      <text:p text:style-name="P1"><text:tab/>Healing: 99,633</text:p>
      <text:p text:style-name="P1">Ricsodra</text:p>
      <text:p text:style-name="P1"><text:tab/>Loot: 343,770</text:p>
      <text:p text:style-name="P1"><text:tab/>Supplies: 81,276</text:p>
      <text:p text:style-name="P1"><text:tab/>Balance: 262,494</text:p>
      <text:p text:style-name="P1"><text:tab/>Damage: 128,040</text:p>
      <text:p text:style-name="P1"><text:tab/>Healing: 29,348</text:p>
      <text:p text:style-name="P1">Rods Rufo</text:p>
      <text:p text:style-name="P1"><text:tab/>Loot: 347,793</text:p>
      <text:p text:style-name="P1"><text:tab/>Supplies: 108,680</text:p>
      <text:p text:style-name="P1"><text:tab/>Balance: 239,113</text:p>
      <text:p text:style-name="P1"><text:tab/>Damage: 336,078</text:p>
      <text:p text:style-name="P1"><text:tab/>Healing: 3,242</text:p>
      <text:p text:style-name="P1">Servel</text:p>
      <text:p text:style-name="P1"><text:tab/>Loot: 389,330</text:p>
      <text:p text:style-name="P1"><text:tab/>Supplies: 91,148</text:p>
      <text:p text:style-name="P1"><text:tab/>Balance: 298,182</text:p>
      <text:p text:style-name="P1"><text:tab/>Damage: 302,548</text:p>
      <text:p text:style-name="P1"><text:tab/>Healing: 132,665</text:p>
      <text:p text:style-name="P1">Sir Razzor</text:p>
      <text:p text:style-name="P1"><text:tab/>Loot: 347,793</text:p>
      <text:p text:style-name="P1"><text:tab/>Supplies: 232,676</text:p>
      <text:p text:style-name="P1"><text:tab/>Balance: 115,117</text:p>
      <text:p text:style-name="P1"><text:tab/>Damage: 221,780</text:p>
      <text:p text:style-name="P1"><text:tab/>Healing: 279,222</text:p>
      <text:p text:style-name="P1">Trulims</text:p>
      <text:p text:style-name="P1"><text:tab/>Loot: 112,216</text:p>
      <text:p text:style-name="P1"><text:tab/>Supplies: 100,867</text:p>
      <text:p text:style-name="P1"><text:tab/>Balance: 11,349</text:p>
      <text:p text:style-name="P1"><text:tab/>Damage: 254,275</text:p>
      <text:p text:style-name="P1"><text:tab/>Healing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</meta:initial-creator>
    <meta:creation-date>2020-05-17T19:34:50.834640029</meta:creation-date>
    <dc:date>2020-05-17T19:41:44.829719282</dc:date>
    <dc:creator>Rodolfo </dc:creator>
    <meta:editing-duration>PT6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98" meta:word-count="195" meta:character-count="1532" meta:non-whitespace-character-count="1360"/>
  </office:meta>
</office:document-meta>
</file>